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2866in" svg:y="5.4976in">
            <draw:object draw:notify-on-update-of-ranges="Sheet1.B2:Sheet1.B16 Sheet1.B18:Sheet1.B18 Sheet1.D2:Sheet1.D16 Sheet1.D18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1681in" svg:y="3.2835in">
            <draw:object draw:notify-on-update-of-ranges="Sheet1.Q2:Sheet1.Q15 Sheet1.R2:Sheet1.R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Full Model with Kozai Temprature Profiles</svg:title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rofile name</text:p>
          </table:table-cell>
          <table:table-cell office:value-type="string" calcext:value-type="string">
            <text:p>max diff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vcrit</text:p>
          </table:table-cell>
          <table:table-cell office:value-type="string" calcext:value-type="string">
            <text:p>for nmin=1e-5,stepnum=200,tE=1e09 yrs</text:p>
          </table:table-cell>
          <table:table-cell table:number-columns-repeated="7"/>
          <table:table-cell office:value-type="string" calcext:value-type="string">
            <text:p>Recheck:</text:p>
          </table:table-cell>
          <table:table-cell office:value-type="string" calcext:value-type="string">
            <text:p>Profile name</text:p>
          </table:table-cell>
          <table:table-cell office:value-type="string" calcext:value-type="string">
            <text:p>max diff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vcrit</text:p>
          </table:table-cell>
          <table:table-cell office:value-type="string" calcext:value-type="string">
            <text:p>diff_norm</text:p>
          </table:table-cell>
        </table:table-row>
        <table:table-row table:style-name="ro1">
          <table:table-cell office:value-type="string" calcext:value-type="string">
            <text:p>precise design</text:p>
          </table:table-cell>
          <table:table-cell office:value-type="float" office:value="32.25" calcext:value-type="float">
            <text:p>32.25</text:p>
          </table:table-cell>
          <table:table-cell office:value-type="float" office:value="2.57" calcext:value-type="float">
            <text:p>2.57</text:p>
          </table:table-cell>
          <table:table-cell table:formula="of:=[.B2]/[.G5]*[.C2]" office:value-type="float" office:value="0.0000165765" calcext:value-type="float">
            <text:p>1.65765E-05</text:p>
          </table:table-cell>
          <table:table-cell table:number-columns-repeated="9"/>
          <table:table-cell office:value-type="string" calcext:value-type="string">
            <text:p>precise design 3</text:p>
          </table:table-cell>
          <table:table-cell office:value-type="float" office:value="32.25" calcext:value-type="float">
            <text:p>32.25</text:p>
          </table:table-cell>
          <table:table-cell office:value-type="float" office:value="2.55" calcext:value-type="float">
            <text:p>2.55</text:p>
          </table:table-cell>
          <table:table-cell table:formula="of:=[.O2]/[.G5]*[.P2]" office:value-type="float" office:value="0.0000164475" calcext:value-type="float">
            <text:p>1.64475E-05</text:p>
          </table:table-cell>
          <table:table-cell table:formula="of:=[.O2]/[.G5]" office:value-type="float" office:value="0.00000645" calcext:value-type="float">
            <text:p>6.45E-06</text:p>
          </table:table-cell>
        </table:table-row>
        <table:table-row table:style-name="ro1">
          <table:table-cell office:value-type="string" calcext:value-type="string">
            <text:p>lessPEriods</text:p>
          </table:table-cell>
          <table:table-cell office:value-type="float" office:value="13.585" calcext:value-type="float">
            <text:p>13.585</text:p>
          </table:table-cell>
          <table:table-cell office:value-type="float" office:value="2.257" calcext:value-type="float">
            <text:p>2.257</text:p>
          </table:table-cell>
          <table:table-cell table:formula="of:=[.C3]/[.G5]*[.B3]" office:value-type="float" office:value="0.000006132269" calcext:value-type="float">
            <text:p>6.132269E-06</text:p>
          </table:table-cell>
          <table:table-cell table:number-columns-repeated="2"/>
          <table:table-cell office:value-type="string" calcext:value-type="string">
            <text:p>tE=1e9</text:p>
          </table:table-cell>
          <table:table-cell table:number-columns-repeated="6"/>
          <table:table-cell office:value-type="string" calcext:value-type="string">
            <text:p>nextGen</text:p>
          </table:table-cell>
          <table:table-cell office:value-type="float" office:value="8.1" calcext:value-type="float">
            <text:p>8.1</text:p>
          </table:table-cell>
          <table:table-cell office:value-type="float" office:value="2.95" calcext:value-type="float">
            <text:p>2.95</text:p>
          </table:table-cell>
          <table:table-cell table:formula="of:=[.P3]/[.G5]*[.O3]" office:value-type="float" office:value="0.000004779" calcext:value-type="float">
            <text:p>4.779E-06</text:p>
          </table:table-cell>
          <table:table-cell table:formula="of:=[.O3]/[.G5]" office:value-type="float" office:value="0.00000162" calcext:value-type="float">
            <text:p>1.62E-06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14.75" calcext:value-type="float">
            <text:p>14.75</text:p>
          </table:table-cell>
          <table:table-cell office:value-type="float" office:value="2.9" calcext:value-type="float">
            <text:p>2.9</text:p>
          </table:table-cell>
          <table:table-cell table:formula="of:=[.C4]/[.G5]*[.B4]" office:value-type="float" office:value="0.000008555" calcext:value-type="float">
            <text:p>8.555E-06</text:p>
          </table:table-cell>
          <table:table-cell table:number-columns-repeated="2"/>
          <table:table-cell office:value-type="string" calcext:value-type="string">
            <text:p>step num = 200</text:p>
          </table:table-cell>
          <table:table-cell table:number-columns-repeated="6"/>
          <table:table-cell office:value-type="string" calcext:value-type="string">
            <text:p>nextGen14</text:p>
          </table:table-cell>
          <table:table-cell office:value-type="float" office:value="27.1" calcext:value-type="float">
            <text:p>27.1</text:p>
          </table:table-cell>
          <table:table-cell office:value-type="float" office:value="2.75" calcext:value-type="float">
            <text:p>2.75</text:p>
          </table:table-cell>
          <table:table-cell table:formula="of:=[.P4]/[.G5]*[.O4]" office:value-type="float" office:value="0.000014905" calcext:value-type="float">
            <text:p>1.4905E-05</text:p>
          </table:table-cell>
          <table:table-cell table:formula="of:=[.O4]/[.G5]" office:value-type="float" office:value="0.00000542" calcext:value-type="float">
            <text:p>5.42E-06</text:p>
          </table:table-cell>
        </table:table-row>
        <table:table-row table:style-name="ro1">
          <table:table-cell office:value-type="string" calcext:value-type="string">
            <text:p>nextGen</text:p>
          </table:table-cell>
          <table:table-cell office:value-type="float" office:value="8.1" calcext:value-type="float">
            <text:p>8.1</text:p>
          </table:table-cell>
          <table:table-cell office:value-type="float" office:value="2.7" calcext:value-type="float">
            <text:p>2.7</text:p>
          </table:table-cell>
          <table:table-cell table:formula="of:=[.B5]*[.C5]/[.G5]" office:value-type="float" office:value="0.000004374" calcext:value-type="float">
            <text:p>4.374E-06</text:p>
          </table:table-cell>
          <table:table-cell table:number-columns-repeated="2"/>
          <table:table-cell table:formula="of:=1000000000/200" office:value-type="float" office:value="5000000" calcext:value-type="float">
            <text:p>5000000</text:p>
          </table:table-cell>
          <table:table-cell table:number-columns-repeated="6"/>
          <table:table-cell office:value-type="string" calcext:value-type="string">
            <text:p>nextGen12</text:p>
          </table:table-cell>
          <table:table-cell office:value-type="float" office:value="42.32" calcext:value-type="float">
            <text:p>42.32</text:p>
          </table:table-cell>
          <table:table-cell office:value-type="float" office:value="2.7" calcext:value-type="float">
            <text:p>2.7</text:p>
          </table:table-cell>
          <table:table-cell table:formula="of:=[.O5]/[.G5]*[.P5]" office:value-type="float" office:value="0.0000228528" calcext:value-type="float">
            <text:p>2.28528E-05</text:p>
          </table:table-cell>
          <table:table-cell table:formula="of:=[.O5]/[.G5]" office:value-type="float" office:value="0.000008464" calcext:value-type="float">
            <text:p>8.464E-06</text:p>
          </table:table-cell>
        </table:table-row>
        <table:table-row table:style-name="ro1">
          <table:table-cell office:value-type="string" calcext:value-type="string">
            <text:p>nextGen2</text:p>
          </table:table-cell>
          <table:table-cell office:value-type="float" office:value="34.41" calcext:value-type="float">
            <text:p>34.41</text:p>
          </table:table-cell>
          <table:table-cell office:value-type="float" office:value="2.7" calcext:value-type="float">
            <text:p>2.7</text:p>
          </table:table-cell>
          <table:table-cell table:formula="of:=[.B6]*[.C6]/[.G5]" office:value-type="float" office:value="0.0000185814" calcext:value-type="float">
            <text:p>1.85814E-05</text:p>
          </table:table-cell>
          <table:table-cell table:number-columns-repeated="9"/>
          <table:table-cell office:value-type="string" calcext:value-type="string">
            <text:p>another</text:p>
          </table:table-cell>
          <table:table-cell office:value-type="float" office:value="14.75" calcext:value-type="float">
            <text:p>14.75</text:p>
          </table:table-cell>
          <table:table-cell office:value-type="float" office:value="3.3" calcext:value-type="float">
            <text:p>3.3</text:p>
          </table:table-cell>
          <table:table-cell table:formula="of:=[.P6]/[.G5]*[.O6]" office:value-type="float" office:value="0.000009735" calcext:value-type="float">
            <text:p>9.735E-06</text:p>
          </table:table-cell>
          <table:table-cell table:formula="of:=[.O6]/[.G5]" office:value-type="float" office:value="0.00000295" calcext:value-type="float">
            <text:p>2.95E-06</text:p>
          </table:table-cell>
        </table:table-row>
        <table:table-row table:style-name="ro1">
          <table:table-cell office:value-type="string" calcext:value-type="string">
            <text:p>nextGen3</text:p>
          </table:table-cell>
          <table:table-cell office:value-type="float" office:value="38.54" calcext:value-type="float">
            <text:p>38.54</text:p>
          </table:table-cell>
          <table:table-cell office:value-type="float" office:value="1.1725" calcext:value-type="float">
            <text:p>1.1725</text:p>
          </table:table-cell>
          <table:table-cell table:formula="of:=[.B7]*[.C7]/[.G5]" office:value-type="float" office:value="0.00000903763" calcext:value-type="float">
            <text:p>9.03763E-06</text:p>
          </table:table-cell>
          <table:table-cell table:number-columns-repeated="9"/>
          <table:table-cell office:value-type="string" calcext:value-type="string">
            <text:p>nextGen3</text:p>
          </table:table-cell>
          <table:table-cell office:value-type="float" office:value="38.54" calcext:value-type="float">
            <text:p>38.54</text:p>
          </table:table-cell>
          <table:table-cell office:value-type="float" office:value="1.5" calcext:value-type="float">
            <text:p>1.5</text:p>
          </table:table-cell>
          <table:table-cell table:formula="of:=[.O7]*[.P7]/[.G5]" office:value-type="float" office:value="0.000011562" calcext:value-type="float">
            <text:p>1.1562E-05</text:p>
          </table:table-cell>
          <table:table-cell table:formula="of:=[.O7]/[.G5]" office:value-type="float" office:value="0.000007708" calcext:value-type="float">
            <text:p>7.708E-06</text:p>
          </table:table-cell>
        </table:table-row>
        <table:table-row table:style-name="ro1">
          <table:table-cell office:value-type="string" calcext:value-type="string">
            <text:p>nextGen4</text:p>
          </table:table-cell>
          <table:table-cell office:value-type="float" office:value="2.12" calcext:value-type="float">
            <text:p>2.12</text:p>
          </table:table-cell>
          <table:table-cell office:value-type="float" office:value="1.8725" calcext:value-type="float">
            <text:p>1.8725</text:p>
          </table:table-cell>
          <table:table-cell table:formula="of:=[.B8]*[.C8]/[.G5]" office:value-type="float" office:value="0.00000079394" calcext:value-type="float">
            <text:p>7.9394E-07</text:p>
          </table:table-cell>
          <table:table-cell table:number-columns-repeated="9"/>
          <table:table-cell office:value-type="string" calcext:value-type="string">
            <text:p>nextGen11</text:p>
          </table:table-cell>
          <table:table-cell office:value-type="float" office:value="19.11" calcext:value-type="float">
            <text:p>19.11</text:p>
          </table:table-cell>
          <table:table-cell office:value-type="float" office:value="2.725" calcext:value-type="float">
            <text:p>2.725</text:p>
          </table:table-cell>
          <table:table-cell table:formula="of:=[.O8]*[.P8]/[.G5]" office:value-type="float" office:value="0.00001041495" calcext:value-type="float">
            <text:p>1.041495E-05</text:p>
          </table:table-cell>
          <table:table-cell table:formula="of:=[.O8]/[.G5]" office:value-type="float" office:value="0.000003822" calcext:value-type="float">
            <text:p>3.822E-06</text:p>
          </table:table-cell>
        </table:table-row>
        <table:table-row table:style-name="ro1">
          <table:table-cell office:value-type="string" calcext:value-type="string">
            <text:p>nextGen5</text:p>
          </table:table-cell>
          <table:table-cell office:value-type="float" office:value="22.69" calcext:value-type="float">
            <text:p>22.69</text:p>
          </table:table-cell>
          <table:table-cell office:value-type="float" office:value="3.25" calcext:value-type="float">
            <text:p>3.25</text:p>
          </table:table-cell>
          <table:table-cell table:formula="of:=[.B9]*[.C9]/[.G5]" office:value-type="float" office:value="0.0000147485" calcext:value-type="float">
            <text:p>1.47485E-05</text:p>
          </table:table-cell>
          <table:table-cell table:number-columns-repeated="9"/>
          <table:table-cell office:value-type="string" calcext:value-type="string">
            <text:p>nextGen9</text:p>
          </table:table-cell>
          <table:table-cell office:value-type="float" office:value="11.3" calcext:value-type="float">
            <text:p>11.3</text:p>
          </table:table-cell>
          <table:table-cell office:value-type="float" office:value="2.65" calcext:value-type="float">
            <text:p>2.65</text:p>
          </table:table-cell>
          <table:table-cell table:formula="of:=[.O9]/[.G5]*[.P9]" office:value-type="float" office:value="0.000005989" calcext:value-type="float">
            <text:p>5.989E-06</text:p>
          </table:table-cell>
          <table:table-cell table:formula="of:=[.O9]/[.G5]" office:value-type="float" office:value="0.00000226" calcext:value-type="float">
            <text:p>2.26E-06</text:p>
          </table:table-cell>
        </table:table-row>
        <table:table-row table:style-name="ro1">
          <table:table-cell office:value-type="string" calcext:value-type="string">
            <text:p>nextGen6</text:p>
          </table:table-cell>
          <table:table-cell office:value-type="float" office:value="22.8" calcext:value-type="float">
            <text:p>22.8</text:p>
          </table:table-cell>
          <table:table-cell office:value-type="float" office:value="3.15" calcext:value-type="float">
            <text:p>3.15</text:p>
          </table:table-cell>
          <table:table-cell table:formula="of:=[.B10]*[.C10]/[.G5]" office:value-type="float" office:value="0.000014364" calcext:value-type="float">
            <text:p>1.4364E-05</text:p>
          </table:table-cell>
          <table:table-cell table:number-columns-repeated="9"/>
          <table:table-cell office:value-type="string" calcext:value-type="string">
            <text:p>nextGen5</text:p>
          </table:table-cell>
          <table:table-cell office:value-type="float" office:value="22.69" calcext:value-type="float">
            <text:p>22.69</text:p>
          </table:table-cell>
          <table:table-cell office:value-type="float" office:value="3.9" calcext:value-type="float">
            <text:p>3.9</text:p>
          </table:table-cell>
          <table:table-cell table:formula="of:=[.O10]/[.G5]*[.P10]" office:value-type="float" office:value="0.0000176982" calcext:value-type="float">
            <text:p>1.76982E-05</text:p>
          </table:table-cell>
          <table:table-cell table:formula="of:=[.O10]/[.G5]" office:value-type="float" office:value="0.000004538" calcext:value-type="float">
            <text:p>4.538E-06</text:p>
          </table:table-cell>
        </table:table-row>
        <table:table-row table:style-name="ro1">
          <table:table-cell office:value-type="string" calcext:value-type="string">
            <text:p>nextGen8</text:p>
          </table:table-cell>
          <table:table-cell office:value-type="float" office:value="22.2" calcext:value-type="float">
            <text:p>22.2</text:p>
          </table:table-cell>
          <table:table-cell office:value-type="float" office:value="3.37" calcext:value-type="float">
            <text:p>3.37</text:p>
          </table:table-cell>
          <table:table-cell table:formula="of:=[.B11]*[.C11]/[.G5]" office:value-type="float" office:value="0.0000149628" calcext:value-type="float">
            <text:p>1.49628E-05</text:p>
          </table:table-cell>
          <table:table-cell table:number-columns-repeated="9"/>
          <table:table-cell office:value-type="string" calcext:value-type="string">
            <text:p>nextGen10</text:p>
          </table:table-cell>
          <table:table-cell office:value-type="float" office:value="5.49" calcext:value-type="float">
            <text:p>5.49</text:p>
          </table:table-cell>
          <table:table-cell office:value-type="float" office:value="2.85" calcext:value-type="float">
            <text:p>2.85</text:p>
          </table:table-cell>
          <table:table-cell table:formula="of:=[.O11]/[.G5]*[.P11]" office:value-type="float" office:value="0.0000031293" calcext:value-type="float">
            <text:p>3.1293E-06</text:p>
          </table:table-cell>
          <table:table-cell table:formula="of:=[.O11]/[.G5]" office:value-type="float" office:value="0.000001098" calcext:value-type="float">
            <text:p>1.098E-06</text:p>
          </table:table-cell>
        </table:table-row>
        <table:table-row table:style-name="ro1">
          <table:table-cell office:value-type="string" calcext:value-type="string">
            <text:p>nextGen9</text:p>
          </table:table-cell>
          <table:table-cell office:value-type="float" office:value="11.3" calcext:value-type="float">
            <text:p>11.3</text:p>
          </table:table-cell>
          <table:table-cell office:value-type="float" office:value="2.65" calcext:value-type="float">
            <text:p>2.65</text:p>
          </table:table-cell>
          <table:table-cell table:formula="of:=[.B12]*[.C12]/[.G5]" office:value-type="float" office:value="0.000005989" calcext:value-type="float">
            <text:p>5.989E-06</text:p>
          </table:table-cell>
          <table:table-cell table:number-columns-repeated="9"/>
          <table:table-cell office:value-type="string" calcext:value-type="string">
            <text:p>nextGen15</text:p>
          </table:table-cell>
          <table:table-cell office:value-type="float" office:value="28.7" calcext:value-type="float">
            <text:p>28.7</text:p>
          </table:table-cell>
          <table:table-cell office:value-type="float" office:value="1.85" calcext:value-type="float">
            <text:p>1.85</text:p>
          </table:table-cell>
          <table:table-cell table:formula="of:=[.O12]*[.P12]/[.G5]" office:value-type="float" office:value="0.000010619" calcext:value-type="float">
            <text:p>1.0619E-05</text:p>
          </table:table-cell>
          <table:table-cell table:formula="of:=[.O12]/[.G5]" office:value-type="float" office:value="0.00000574" calcext:value-type="float">
            <text:p>5.74E-06</text:p>
          </table:table-cell>
        </table:table-row>
        <table:table-row table:style-name="ro1">
          <table:table-cell office:value-type="string" calcext:value-type="string">
            <text:p>nextGen10</text:p>
          </table:table-cell>
          <table:table-cell office:value-type="float" office:value="5.49" calcext:value-type="float">
            <text:p>5.49</text:p>
          </table:table-cell>
          <table:table-cell office:value-type="float" office:value="2.775" calcext:value-type="float">
            <text:p>2.775</text:p>
          </table:table-cell>
          <table:table-cell table:formula="of:=[.B13]*[.C13]/[.G5]" office:value-type="float" office:value="0.00000304695" calcext:value-type="float">
            <text:p>3.04695E-06</text:p>
          </table:table-cell>
          <table:table-cell table:number-columns-repeated="9"/>
          <table:table-cell office:value-type="string" calcext:value-type="string">
            <text:p>nextGen4</text:p>
          </table:table-cell>
          <table:table-cell office:value-type="float" office:value="2.12" calcext:value-type="float">
            <text:p>2.12</text:p>
          </table:table-cell>
          <table:table-cell office:value-type="float" office:value="2.55" calcext:value-type="float">
            <text:p>2.55</text:p>
          </table:table-cell>
          <table:table-cell table:formula="of:=[.O13]*[.P13]/[.G5]" office:value-type="float" office:value="0.0000010812" calcext:value-type="float">
            <text:p>1.0812E-06</text:p>
          </table:table-cell>
          <table:table-cell table:formula="of:=[.O13]/[.G5]" office:value-type="float" office:value="0.000000424" calcext:value-type="float">
            <text:p>4.24E-07</text:p>
          </table:table-cell>
        </table:table-row>
        <table:table-row table:style-name="ro1">
          <table:table-cell office:value-type="string" calcext:value-type="string">
            <text:p>nextGen11</text:p>
          </table:table-cell>
          <table:table-cell office:value-type="float" office:value="19.11" calcext:value-type="float">
            <text:p>19.11</text:p>
          </table:table-cell>
          <table:table-cell office:value-type="float" office:value="3.5" calcext:value-type="float">
            <text:p>3.5</text:p>
          </table:table-cell>
          <table:table-cell table:formula="of:=[.B14]*[.C14]/[.G5]" office:value-type="float" office:value="0.000013377" calcext:value-type="float">
            <text:p>1.3377E-05</text:p>
          </table:table-cell>
          <table:table-cell table:number-columns-repeated="9"/>
          <table:table-cell office:value-type="string" calcext:value-type="string">
            <text:p>nextGen16</text:p>
          </table:table-cell>
          <table:table-cell office:value-type="float" office:value="35.21" calcext:value-type="float">
            <text:p>35.21</text:p>
          </table:table-cell>
          <table:table-cell office:value-type="float" office:value="2" calcext:value-type="float">
            <text:p>2</text:p>
          </table:table-cell>
          <table:table-cell table:formula="of:=[.O14]/[.G5]*[.P14]" office:value-type="float" office:value="0.000014084" calcext:value-type="float">
            <text:p>1.4084E-05</text:p>
          </table:table-cell>
          <table:table-cell table:formula="of:=[.O14]/[.G5]" office:value-type="float" office:value="0.000007042" calcext:value-type="float">
            <text:p>7.042E-06</text:p>
          </table:table-cell>
        </table:table-row>
        <table:table-row table:style-name="ro1">
          <table:table-cell office:value-type="string" calcext:value-type="string">
            <text:p>nextGen12</text:p>
          </table:table-cell>
          <table:table-cell office:value-type="float" office:value="42.32" calcext:value-type="float">
            <text:p>42.32</text:p>
          </table:table-cell>
          <table:table-cell office:value-type="float" office:value="0.725" calcext:value-type="float">
            <text:p>0.725</text:p>
          </table:table-cell>
          <table:table-cell table:formula="of:=[.B15]*[.C15]/[.G5]" office:value-type="float" office:value="0.0000061364" calcext:value-type="float">
            <text:p>6.1364E-06</text:p>
          </table:table-cell>
          <table:table-cell table:number-columns-repeated="9"/>
          <table:table-cell office:value-type="string" calcext:value-type="string">
            <text:p>nexten18</text:p>
          </table:table-cell>
          <table:table-cell office:value-type="float" office:value="41.07" calcext:value-type="float">
            <text:p>41.07</text:p>
          </table:table-cell>
          <table:table-cell office:value-type="float" office:value="3.1" calcext:value-type="float">
            <text:p>3.1</text:p>
          </table:table-cell>
          <table:table-cell table:formula="of:=[.O15]*[.P15]/[.G5]" office:value-type="float" office:value="0.0000254634" calcext:value-type="float">
            <text:p>2.54634E-05</text:p>
          </table:table-cell>
          <table:table-cell table:formula="of:=[.O15]/[.G5]" office:value-type="float" office:value="0.000008214" calcext:value-type="float">
            <text:p>8.214E-06</text:p>
          </table:table-cell>
        </table:table-row>
        <table:table-row table:style-name="ro1">
          <table:table-cell office:value-type="string" calcext:value-type="string">
            <text:p>nextGen13</text:p>
          </table:table-cell>
          <table:table-cell office:value-type="float" office:value="30.48" calcext:value-type="float">
            <text:p>30.48</text:p>
          </table:table-cell>
          <table:table-cell office:value-type="float" office:value="6.85" calcext:value-type="float">
            <text:p>6.85</text:p>
          </table:table-cell>
          <table:table-cell table:formula="of:=[.B16]*[.C16]/[.G5]" office:value-type="float" office:value="0.0000417576" calcext:value-type="float">
            <text:p>4.17576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xtGen14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***</text:p>
          </table:table-cell>
          <table:table-cell table:formula="of:=[.B17]*[.C17]/[.G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xtGen15</text:p>
          </table:table-cell>
          <table:table-cell office:value-type="float" office:value="28.7" calcext:value-type="float">
            <text:p>28.7</text:p>
          </table:table-cell>
          <table:table-cell office:value-type="float" office:value="2.1" calcext:value-type="float">
            <text:p>2.1</text:p>
          </table:table-cell>
          <table:table-cell table:formula="of:=[.B18]*[.C18]/[.G5]" office:value-type="float" office:value="0.000012054" calcext:value-type="float">
            <text:p>1.2054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xtGen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/[.G5]" office:value-type="float" office:value="0.0000002" calcext:value-type="float">
            <text:p>2E-07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extGen7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UNBEATABLE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formula="of:=AVERAGE([.C2:.C16])" office:value-type="float" office:value="2.82946666666667" calcext:value-type="float">
            <text:p>2.8294666666666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**5 is above crit, but only visible on continuos T, and not stepwise T which yielded 16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23:38:02.607897405</meta:creation-date>
    <dc:date>2024-04-01T00:28:17.601060589</dc:date>
    <meta:editing-duration>P3DT7H10M2S</meta:editing-duration>
    <meta:editing-cycles>15</meta:editing-cycles>
    <meta:generator>LibreOffice/6.4.7.2$Linux_X86_64 LibreOffice_project/40$Build-2</meta:generator>
    <meta:document-statistic meta:table-count="1" meta:cell-count="16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2:Sheet1.B16 Sheet1.B18:Sheet1.B18 Sheet1.D2:Sheet1.D16 Sheet1.D18:Sheet1.D18" svg:x="0.32cm" svg:y="0.18cm" svg:width="13.097cm" svg:height="8.64cm">
          <chartooo:coordinate-region svg:x="1.471cm" svg:y="0.379cm" svg:width="11.4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6 Sheet1.D18:Sheet1.D18" chart:class="chart:scatter">
            <chart:domain table:cell-range-address="Sheet1.B2:Sheet1.B16 Sheet1.B18:Sheet1.B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D 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25">
                <text:p>32.25</text:p>
                <draw:g>
                  <svg:desc>Sheet1.B2:Sheet1.B16 Sheet1.B18:Sheet1.B18</svg:desc>
                </draw:g>
              </table:table-cell>
              <table:table-cell office:value-type="float" office:value="0.0000165765">
                <text:p>0.0000165765</text:p>
                <draw:g>
                  <svg:desc>Sheet1.D2:Sheet1.D16 Sheet1.D18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85">
                <text:p>13.585</text:p>
              </table:table-cell>
              <table:table-cell office:value-type="float" office:value="0.000006132269">
                <text:p>0.000006132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75">
                <text:p>14.75</text:p>
              </table:table-cell>
              <table:table-cell office:value-type="float" office:value="0.000008555">
                <text:p>0.000008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">
                <text:p>8.1</text:p>
              </table:table-cell>
              <table:table-cell office:value-type="float" office:value="0.000004374">
                <text:p>0.000004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41">
                <text:p>34.41</text:p>
              </table:table-cell>
              <table:table-cell office:value-type="float" office:value="0.0000185814">
                <text:p>0.0000185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54">
                <text:p>38.54</text:p>
              </table:table-cell>
              <table:table-cell office:value-type="float" office:value="0.00000903763">
                <text:p>0.00000903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">
                <text:p>2.12</text:p>
              </table:table-cell>
              <table:table-cell office:value-type="float" office:value="0.00000079394">
                <text:p>0.00000079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69">
                <text:p>22.69</text:p>
              </table:table-cell>
              <table:table-cell office:value-type="float" office:value="0.0000147485">
                <text:p>0.000014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">
                <text:p>22.8</text:p>
              </table:table-cell>
              <table:table-cell office:value-type="float" office:value="0.000014364">
                <text:p>0.000014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2">
                <text:p>22.2</text:p>
              </table:table-cell>
              <table:table-cell office:value-type="float" office:value="0.0000149628">
                <text:p>0.0000149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0.000005989">
                <text:p>0.000005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9">
                <text:p>5.49</text:p>
              </table:table-cell>
              <table:table-cell office:value-type="float" office:value="0.00000304695">
                <text:p>0.0000030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11">
                <text:p>19.11</text:p>
              </table:table-cell>
              <table:table-cell office:value-type="float" office:value="0.000013377">
                <text:p>0.000013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32">
                <text:p>42.32</text:p>
              </table:table-cell>
              <table:table-cell office:value-type="float" office:value="0.0000061364">
                <text:p>0.0000061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8">
                <text:p>30.48</text:p>
              </table:table-cell>
              <table:table-cell office:value-type="float" office:value="0.0000417576">
                <text:p>0.0000417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7">
                <text:p>28.7</text:p>
              </table:table-cell>
              <table:table-cell office:value-type="float" office:value="0.000012054">
                <text:p>0.000012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Q2:Sheet1.R15" svg:x="1.33cm" svg:y="0.18cm" svg:width="14.349cm" svg:height="7.665cm">
          <chartooo:coordinate-region svg:x="2.481cm" svg:y="0.379cm" svg:width="12.746cm" svg:height="6.819cm"/>
          <chart:axis chart:dimension="x" chart:name="primary-x" chart:style-name="ch3">
            <chart:title svg:x="6.833cm" svg:y="8.025cm" chart:style-name="ch4">
              <text:p>Maximal dT/dt (C^2/yr)</text:p>
            </chart:title>
          </chart:axis>
          <chart:axis chart:dimension="y" chart:name="primary-y" chart:style-name="ch3">
            <chart:title svg:x="0.451cm" svg:y="6.464cm" chart:style-name="ch5">
              <text:p>Critical Genetic Variance (C^2/yr)</text:p>
            </chart:title>
            <chart:grid chart:style-name="ch6" chart:class="major"/>
          </chart:axis>
          <chart:series chart:style-name="ch7" chart:values-cell-range-address="Sheet1.R2:Sheet1.R15" chart:class="chart:scatter">
            <chart:domain table:cell-range-address="Sheet1.Q2:Sheet1.Q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64475">
                <text:p>0.0000164475</text:p>
                <draw:g>
                  <svg:desc>Sheet1.Q2:Sheet1.Q15</svg:desc>
                </draw:g>
              </table:table-cell>
              <table:table-cell office:value-type="float" office:value="0.00000645">
                <text:p>0.00000645</text:p>
                <draw:g>
                  <svg:desc>Sheet1.R2:Sheet1.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779">
                <text:p>0.000004779</text:p>
              </table:table-cell>
              <table:table-cell office:value-type="float" office:value="0.00000162">
                <text:p>0.00000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4905">
                <text:p>0.000014905</text:p>
              </table:table-cell>
              <table:table-cell office:value-type="float" office:value="0.00000542">
                <text:p>0.00000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28528">
                <text:p>0.0000228528</text:p>
              </table:table-cell>
              <table:table-cell office:value-type="float" office:value="0.000008464">
                <text:p>0.000008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9735">
                <text:p>0.000009735</text:p>
              </table:table-cell>
              <table:table-cell office:value-type="float" office:value="0.00000295">
                <text:p>0.00000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1562">
                <text:p>0.000011562</text:p>
              </table:table-cell>
              <table:table-cell office:value-type="float" office:value="0.000007708">
                <text:p>0.000007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41495">
                <text:p>0.00001041495</text:p>
              </table:table-cell>
              <table:table-cell office:value-type="float" office:value="0.000003822">
                <text:p>0.000003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989">
                <text:p>0.000005989</text:p>
              </table:table-cell>
              <table:table-cell office:value-type="float" office:value="0.00000226">
                <text:p>0.00000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76982">
                <text:p>0.0000176982</text:p>
              </table:table-cell>
              <table:table-cell office:value-type="float" office:value="0.000004538">
                <text:p>0.000004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1293">
                <text:p>0.0000031293</text:p>
              </table:table-cell>
              <table:table-cell office:value-type="float" office:value="0.000001098">
                <text:p>0.000001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0619">
                <text:p>0.000010619</text:p>
              </table:table-cell>
              <table:table-cell office:value-type="float" office:value="0.00000574">
                <text:p>0.00000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0812">
                <text:p>0.0000010812</text:p>
              </table:table-cell>
              <table:table-cell office:value-type="float" office:value="0.000000424">
                <text:p>0.000000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4084">
                <text:p>0.000014084</text:p>
              </table:table-cell>
              <table:table-cell office:value-type="float" office:value="0.000007042">
                <text:p>0.000007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54634">
                <text:p>0.0000254634</text:p>
              </table:table-cell>
              <table:table-cell office:value-type="float" office:value="0.000008214">
                <text:p>0.000008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